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ransactionAnnotationParser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ransactionAnnotationParser.isCandidate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ransactionAnnotationParser.parseTransactionAnnotation( Annotation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pringTransactionAnnotationParser.parseTransactionAnnotation( Transactional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ransactionAnnotationPar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ransactionAnnotationParser.parseTransactionAnnotation( Annotated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